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2.3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.94mm"/>
    </style:style>
    <style:style style:name="co8" style:family="table-column">
      <style:table-column-properties fo:break-before="auto" style:column-width="12.26mm"/>
    </style:style>
    <style:style style:name="co9" style:family="table-column">
      <style:table-column-properties fo:break-before="auto" style:column-width="14.09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5.15mm"/>
    </style:style>
    <style:style style:name="co13" style:family="table-column">
      <style:table-column-properties fo:break-before="auto" style:column-width="18.84mm"/>
    </style:style>
    <style:style style:name="co14" style:family="table-column">
      <style:table-column-properties fo:break-before="auto" style:column-width="7.78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20.5mm"/>
    </style:style>
    <style:style style:name="co17" style:family="table-column">
      <style:table-column-properties fo:break-before="auto" style:column-width="12.61mm"/>
    </style:style>
    <style:style style:name="co18" style:family="table-column">
      <style:table-column-properties fo:break-before="auto" style:column-width="7.97mm"/>
    </style:style>
    <style:style style:name="co19" style:family="table-column">
      <style:table-column-properties fo:break-before="auto" style:column-width="4.89mm"/>
    </style:style>
    <style:style style:name="co20" style:family="table-column">
      <style:table-column-properties fo:break-before="auto" style:column-width="20.67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5">
      <style:table-cell-properties fo:border="0.06pt solid #000000"/>
    </style:style>
    <style:style style:name="ce4" style:family="table-cell" style:parent-style-name="Default" style:data-style-name="N116">
      <style:table-cell-properties fo:border="0.06pt solid #000000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surcoût de démarrage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Itérations</text:p>
          </table:table-cell>
          <table:table-cell table:style-name="ce2" office:value-type="string" calcext:value-type="string">
            <text:p>Démarrage (us)</text:p>
          </table:table-cell>
          <table:table-cell table:style-name="ce2" office:value-type="string" calcext:value-type="string">
            <text:p>Surcoû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érie</text:p>
          </table:table-cell>
          <table:table-cell table:style-name="ce3" table:formula="of:=[demarrage.G2]" office:value-type="float" office:value="2.285567" calcext:value-type="float">
            <text:p>2,286</text:p>
          </table:table-cell>
          <table:table-cell table:style-name="ce2" table:formula="of:=[demarrage.D2]" office:value-type="float" office:value="1000000" calcext:value-type="float">
            <text:p>1000000</text:p>
          </table:table-cell>
          <table:table-cell table:style-name="ce3" table:formula="of:=[.C5]/[.D5]*1000000" office:value-type="float" office:value="2.285567" calcext:value-type="float">
            <text:p>2,286</text:p>
          </table:table-cell>
          <table:table-cell table:style-name="ce4" table:formula="of:=[.E5]/[.$E$5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marrage.G3]" office:value-type="float" office:value="2.548929" calcext:value-type="float">
            <text:p>2,549</text:p>
          </table:table-cell>
          <table:table-cell table:style-name="ce2" table:formula="of:=[demarrage.D3]" office:value-type="float" office:value="1000000" calcext:value-type="float">
            <text:p>1000000</text:p>
          </table:table-cell>
          <table:table-cell table:style-name="ce3" table:formula="of:=[.C6]/[.D6]*1000000" office:value-type="float" office:value="2.548929" calcext:value-type="float">
            <text:p>2,549</text:p>
          </table:table-cell>
          <table:table-cell table:style-name="ce4" table:formula="of:=[.E6]/[.$E$5]" office:value-type="float" office:value="1.11522830002358" calcext:value-type="float">
            <text:p>1,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marrage.G4]" office:value-type="float" office:value="59.208572" calcext:value-type="float">
            <text:p>59,209</text:p>
          </table:table-cell>
          <table:table-cell table:style-name="ce2" table:formula="of:=[demarrage.D4]" office:value-type="float" office:value="1000000" calcext:value-type="float">
            <text:p>1000000</text:p>
          </table:table-cell>
          <table:table-cell table:style-name="ce3" table:formula="of:=[.C7]/[.D7]*1000000" office:value-type="float" office:value="59.208572" calcext:value-type="float">
            <text:p>59,209</text:p>
          </table:table-cell>
          <table:table-cell table:style-name="ce4" table:formula="of:=[.E7]/[.$E$5]" office:value-type="float" office:value="25.905419530471" calcext:value-type="float">
            <text:p>25,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CL</text:p>
          </table:table-cell>
          <table:table-cell table:style-name="ce3" table:formula="of:=[demarrage.G5]" office:value-type="float" office:value="56.636993" calcext:value-type="float">
            <text:p>56,637</text:p>
          </table:table-cell>
          <table:table-cell table:style-name="ce2" table:formula="of:=[demarrage.D5]" office:value-type="float" office:value="1000000" calcext:value-type="float">
            <text:p>1000000</text:p>
          </table:table-cell>
          <table:table-cell table:style-name="ce3" table:formula="of:=[.C8]/[.D8]*1000000" office:value-type="float" office:value="56.636993" calcext:value-type="float">
            <text:p>56,637</text:p>
          </table:table-cell>
          <table:table-cell table:style-name="ce4" table:formula="of:=[.E8]/[.$E$5]" office:value-type="float" office:value="24.7802812168709" calcext:value-type="float">
            <text:p>24,8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débit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Surface (MP)</text:p>
          </table:table-cell>
          <table:table-cell table:style-name="ce2" office:value-type="string" calcext:value-type="string">
            <text:p>Débit (MP/s)</text:p>
          </table:table-cell>
          <table:table-cell table:style-name="ce2" office:value-type="string" calcext:value-type="string">
            <text:p>Accélération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érie</text:p>
          </table:table-cell>
          <table:table-cell table:style-name="ce3" table:formula="of:=[debit.G2]" office:value-type="float" office:value="25.080759" calcext:value-type="float">
            <text:p>25,081</text:p>
          </table:table-cell>
          <table:table-cell table:style-name="ce3" table:formula="of:=[debit.B2]*[debit.C2]*[debit.D2]/1000000" office:value-type="float" office:value="5.24288" calcext:value-type="float">
            <text:p>5,243</text:p>
          </table:table-cell>
          <table:table-cell table:style-name="ce3" table:formula="of:=[.D14]/[.C14]" office:value-type="float" office:value="0.20903992578534" calcext:value-type="float">
            <text:p>0,209</text:p>
          </table:table-cell>
          <table:table-cell table:style-name="ce4" table:formula="of:=[.E14]/[.$E$14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bit.G3]" office:value-type="float" office:value="25.090551" calcext:value-type="float">
            <text:p>25,091</text:p>
          </table:table-cell>
          <table:table-cell table:style-name="ce3" table:formula="of:=[debit.B3]*[debit.C3]*[debit.D3]/1000000" office:value-type="float" office:value="5.24288" calcext:value-type="float">
            <text:p>5,243</text:p>
          </table:table-cell>
          <table:table-cell table:style-name="ce3" table:formula="of:=[.D15]/[.C15]" office:value-type="float" office:value="0.208958344517823" calcext:value-type="float">
            <text:p>0,209</text:p>
          </table:table-cell>
          <table:table-cell table:style-name="ce4" table:formula="of:=[.E15]/[.$E$14]" office:value-type="float" office:value="0.999609733560654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bit.G4]" office:value-type="float" office:value="5.957843" calcext:value-type="float">
            <text:p>5,958</text:p>
          </table:table-cell>
          <table:table-cell table:style-name="ce3" table:formula="of:=[debit.B4]*[debit.C4]*[debit.D4]/1000000" office:value-type="float" office:value="5.24288" calcext:value-type="float">
            <text:p>5,243</text:p>
          </table:table-cell>
          <table:table-cell table:style-name="ce3" table:formula="of:=[.D16]/[.C16]" office:value-type="float" office:value="0.879996334243786" calcext:value-type="float">
            <text:p>0,880</text:p>
          </table:table-cell>
          <table:table-cell table:style-name="ce4" table:formula="of:=[.E16]/[.$E$14]" office:value-type="float" office:value="4.20970458603894" calcext:value-type="float">
            <text:p>4,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CL</text:p>
          </table:table-cell>
          <table:table-cell table:style-name="ce3" table:formula="of:=[debit.G5]" office:value-type="float" office:value="0.042425" calcext:value-type="float">
            <text:p>0,042</text:p>
          </table:table-cell>
          <table:table-cell table:style-name="ce3" table:formula="of:=[debit.B5]*[debit.C5]*[debit.D5]/1000000" office:value-type="float" office:value="5.24288" calcext:value-type="float">
            <text:p>5,243</text:p>
          </table:table-cell>
          <table:table-cell table:style-name="ce3" table:formula="of:=[.D17]/[.C17]" office:value-type="float" office:value="123.579964643489" calcext:value-type="float">
            <text:p>123,580</text:p>
          </table:table-cell>
          <table:table-cell table:style-name="ce4" table:formula="of:=[.E17]/[.$E$14]" office:value-type="float" office:value="591.178762522098" calcext:value-type="float">
            <text:p>591,2</text:p>
          </table:table-cell>
          <table:table-cell table:number-columns-repeated="3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marrage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number-columns-repeated="3" table:default-cell-style-name="Default"/>
        <table:table-row table:style-name="ro2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e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663886" calcext:value-type="float">
            <text:p>0,663886</text:p>
          </table:table-cell>
          <table:table-cell office:value-type="float" office:value="1.083205" calcext:value-type="float">
            <text:p>1,083205</text:p>
          </table:table-cell>
          <table:table-cell office:value-type="float" office:value="2.285567" calcext:value-type="float">
            <text:p>2,28556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20301" calcext:value-type="float">
            <text:p>0,820301</text:p>
          </table:table-cell>
          <table:table-cell office:value-type="float" office:value="1.248123" calcext:value-type="float">
            <text:p>1,248123</text:p>
          </table:table-cell>
          <table:table-cell office:value-type="float" office:value="2.548929" calcext:value-type="float">
            <text:p>2,54892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56.752648" calcext:value-type="float">
            <text:p>356,752648</text:p>
          </table:table-cell>
          <table:table-cell office:value-type="float" office:value="4.032119" calcext:value-type="float">
            <text:p>4,032119</text:p>
          </table:table-cell>
          <table:table-cell office:value-type="float" office:value="59.208572" calcext:value-type="float">
            <text:p>59,20857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c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.030183" calcext:value-type="float">
            <text:p>48,030183</text:p>
          </table:table-cell>
          <table:table-cell office:value-type="float" office:value="8.410175" calcext:value-type="float">
            <text:p>8,410175</text:p>
          </table:table-cell>
          <table:table-cell office:value-type="float" office:value="56.636993" calcext:value-type="float">
            <text:p>56,636993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ebit" table:style-name="ta1">
        <office:forms form:automatic-focus="false" form:apply-design-mode="false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eria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5.047462" calcext:value-type="float">
            <text:p>25,047462</text:p>
          </table:table-cell>
          <table:table-cell office:value-type="float" office:value="0.000175" calcext:value-type="float">
            <text:p>0,000175</text:p>
          </table:table-cell>
          <table:table-cell office:value-type="float" office:value="25.080759" calcext:value-type="float">
            <text:p>25,08075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1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25.059839" calcext:value-type="float">
            <text:p>25,059839</text:p>
          </table:table-cell>
          <table:table-cell office:value-type="float" office:value="0.000979" calcext:value-type="float">
            <text:p>0,000979</text:p>
          </table:table-cell>
          <table:table-cell office:value-type="float" office:value="25.090551" calcext:value-type="float">
            <text:p>25,09055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44.091989" calcext:value-type="float">
            <text:p>44,091989</text:p>
          </table:table-cell>
          <table:table-cell office:value-type="float" office:value="0.132529" calcext:value-type="float">
            <text:p>0,132529</text:p>
          </table:table-cell>
          <table:table-cell office:value-type="float" office:value="5.957843" calcext:value-type="float">
            <text:p>5,95784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c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027365" calcext:value-type="float">
            <text:p>0,027365</text:p>
          </table:table-cell>
          <table:table-cell office:value-type="float" office:value="0.01498" calcext:value-type="float">
            <text:p>0,01498</text:p>
          </table:table-cell>
          <table:table-cell office:value-type="float" office:value="0.042425" calcext:value-type="float">
            <text:p>0,042425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number-style style:name="N118">
      <number:number number:decimal-places="10" loext:min-decimal-places="10" number:min-integer-digits="1"/>
    </number:number-style>
    <number:currency-style style:name="N120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2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2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00-00-00</text:date>, <text:time style:data-style-name="N2" text:time-value="16:39:45.510734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</meta:initial-creator>
    <meta:creation-date>2012-10-10T16:27:31</meta:creation-date>
    <dc:date>2018-11-08T16:45:30.127546951</dc:date>
    <meta:editing-duration>PT6H43M54S</meta:editing-duration>
    <meta:editing-cycles>28</meta:editing-cycles>
    <meta:generator>LibreOffice/6.0.6.1$Linux_X86_64 LibreOffice_project/00$Build-1</meta:generator>
    <meta:document-statistic meta:table-count="3" meta:cell-count="122" meta:object-count="0"/>
  </office:meta>
</office:document-meta>
</file>